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sana Math" svg:font-family="'Asana Math'" style:font-pitch="variable"/>
    <style:font-face style:name="DejaVu Sans" svg:font-family="'DejaVu Sans'" style:font-family-generic="system" style:font-pitch="variable"/>
    <style:font-face style:name="LM Roman 5" svg:font-family="'LM Roman 5'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 loext:decorative="false"/>
    </style:style>
    <style:style style:name="gr2" style:family="graphic" style:parent-style-name="standard">
      <style:graphic-properties svg:stroke-color="#000000" draw:marker-start="Extrémités_20_de_20_flèche_20_1" draw:marker-start-width="0.3cm" draw:marker-end="Extrémités_20_de_20_flèche_20_2" draw:marker-end-width="0.3cm" draw:textarea-vertical-align="middle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875cm" fo:wrap-option="wrap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Extrémités_20_de_20_flèche_20_3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111111" draw:fill="none" draw:textarea-vertical-align="middle" loext:decorative="fals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0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style:font-name="Asana Math" fo:font-size="9pt" style:font-size-asian="9pt" style:font-size-complex="9pt"/>
    </style:style>
    <style:style style:name="P6" style:family="paragraph">
      <loext:graphic-properties draw:fill-color="#ffffff"/>
      <style:paragraph-properties fo:text-align="center" style:writing-mode="lr-tb"/>
      <style:text-properties style:font-name="Asana Math" fo:font-size="9pt" style:font-size-asian="9pt" style:font-size-complex="9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Asana Math" fo:font-size="9pt" style:font-size-asian="9pt" style:font-size-complex="9pt"/>
    </style:style>
    <style:style style:name="T3" style:family="text">
      <style:text-properties style:text-position="sub 58%" style:font-name="Asana Math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cm" svg:y1="6.4cm" svg:x2="4cm" svg:y2="8.9cm">
          <text:p/>
        </draw:line>
        <draw:line draw:style-name="gr1" draw:text-style-name="P1" draw:layer="layout" svg:x1="4.594cm" svg:y1="6.4cm" svg:x2="4.594cm" svg:y2="8.9cm">
          <text:p/>
        </draw:line>
        <draw:line draw:style-name="gr1" draw:text-style-name="P1" draw:layer="layout" svg:x1="5.188cm" svg:y1="6.4cm" svg:x2="5.188cm" svg:y2="8.9cm">
          <text:p/>
        </draw:line>
        <draw:line draw:style-name="gr1" draw:text-style-name="P1" draw:layer="layout" svg:x1="5.781cm" svg:y1="6.4cm" svg:x2="5.781cm" svg:y2="8.9cm">
          <text:p/>
        </draw:line>
        <draw:line draw:style-name="gr1" draw:text-style-name="P1" draw:layer="layout" svg:x1="6.375cm" svg:y1="6.4cm" svg:x2="6.375cm" svg:y2="8.9cm">
          <text:p/>
        </draw:line>
        <draw:line draw:style-name="gr1" draw:text-style-name="P1" draw:layer="layout" svg:x1="6.969cm" svg:y1="6.4cm" svg:x2="6.969cm" svg:y2="8.9cm">
          <text:p/>
        </draw:line>
        <draw:line draw:style-name="gr1" draw:text-style-name="P1" draw:layer="layout" svg:x1="7.563cm" svg:y1="6.4cm" svg:x2="7.563cm" svg:y2="8.9cm">
          <text:p/>
        </draw:line>
        <draw:line draw:style-name="gr1" draw:text-style-name="P1" draw:layer="layout" svg:x1="8.156cm" svg:y1="6.4cm" svg:x2="8.156cm" svg:y2="8.9cm">
          <text:p/>
        </draw:line>
        <draw:line draw:style-name="gr1" draw:text-style-name="P1" draw:layer="layout" svg:x1="8.75cm" svg:y1="6.4cm" svg:x2="8.75cm" svg:y2="8.9cm">
          <text:p/>
        </draw:line>
        <draw:line draw:style-name="gr2" draw:text-style-name="P2" xml:id="id1" draw:id="id1" draw:layer="layout" svg:x1="4.297cm" svg:y1="6.65cm" svg:x2="4.297cm" svg:y2="8.65cm">
          <text:p/>
        </draw:line>
        <draw:line draw:style-name="gr2" draw:text-style-name="P2" draw:layer="layout" svg:x1="4.891cm" svg:y1="6.65cm" svg:x2="4.891cm" svg:y2="8.65cm">
          <text:p/>
        </draw:line>
        <draw:line draw:style-name="gr2" draw:text-style-name="P2" draw:layer="layout" svg:x1="5.484cm" svg:y1="6.65cm" svg:x2="5.484cm" svg:y2="8.65cm">
          <text:p/>
        </draw:line>
        <draw:line draw:style-name="gr2" draw:text-style-name="P2" draw:layer="layout" svg:x1="6.078cm" svg:y1="6.65cm" svg:x2="6.078cm" svg:y2="8.65cm">
          <text:p/>
        </draw:line>
        <draw:line draw:style-name="gr2" draw:text-style-name="P2" draw:layer="layout" svg:x1="6.672cm" svg:y1="6.65cm" svg:x2="6.672cm" svg:y2="8.65cm">
          <text:p/>
        </draw:line>
        <draw:line draw:style-name="gr2" draw:text-style-name="P2" draw:layer="layout" svg:x1="7.266cm" svg:y1="6.65cm" svg:x2="7.266cm" svg:y2="8.65cm">
          <text:p/>
        </draw:line>
        <draw:line draw:style-name="gr2" draw:text-style-name="P2" draw:layer="layout" svg:x1="7.859cm" svg:y1="6.65cm" svg:x2="7.859cm" svg:y2="8.65cm">
          <text:p/>
        </draw:line>
        <draw:line draw:style-name="gr2" draw:text-style-name="P2" draw:layer="layout" svg:x1="8.453cm" svg:y1="6.65cm" svg:x2="8.453cm" svg:y2="8.65cm">
          <text:p/>
        </draw:line>
        <draw:custom-shape draw:style-name="gr3" draw:text-style-name="P4" xml:id="id2" draw:id="id2" draw:layer="layout" svg:width="2.375cm" svg:height="2cm" svg:x="5.188cm" svg:y="9.4cm">
          <text:p text:style-name="P3"><text:span text:style-name="T1">S-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4.297cm" svg:y1="8.65cm" svg:x2="6.375cm" svg:y2="9.4cm" draw:start-shape="id1" draw:start-glue-point="2" draw:end-shape="id2" draw:end-glue-point="0" svg:d="M4297 8650c1386 0 2078 250 2078 750" svg:viewBox="0 0 2079 751">
          <text:p/>
        </draw:connector>
        <draw:line draw:style-name="gr5" draw:text-style-name="P1" draw:layer="layout" svg:x1="15.9cm" svg:y1="6cm" svg:x2="11.9cm" svg:y2="6cm">
          <text:p/>
        </draw:line>
        <draw:line draw:style-name="gr5" draw:text-style-name="P1" draw:layer="layout" svg:x1="15.9cm" svg:y1="6.5cm" svg:x2="11.9cm" svg:y2="6.5cm">
          <text:p/>
        </draw:line>
        <draw:line draw:style-name="gr5" draw:text-style-name="P1" draw:layer="layout" svg:x1="15.9cm" svg:y1="7cm" svg:x2="11.9cm" svg:y2="7cm">
          <text:p/>
        </draw:line>
        <draw:line draw:style-name="gr5" draw:text-style-name="P1" draw:layer="layout" svg:x1="15.9cm" svg:y1="7.5cm" svg:x2="11.9cm" svg:y2="7.5cm">
          <text:p/>
        </draw:line>
        <draw:line draw:style-name="gr5" draw:text-style-name="P1" draw:layer="layout" svg:x1="15.9cm" svg:y1="8cm" svg:x2="11.9cm" svg:y2="8cm">
          <text:p/>
        </draw:line>
        <draw:line draw:style-name="gr5" draw:text-style-name="P1" draw:layer="layout" svg:x1="15.9cm" svg:y1="8.5cm" svg:x2="11.9cm" svg:y2="8.5cm">
          <text:p/>
        </draw:line>
        <draw:line draw:style-name="gr6" draw:text-style-name="P2" draw:layer="layout" svg:x1="12cm" svg:y1="6.25cm" svg:x2="15.75cm" svg:y2="6.25cm">
          <text:p/>
        </draw:line>
        <draw:line draw:style-name="gr6" draw:text-style-name="P2" draw:layer="layout" svg:x1="12cm" svg:y1="6.75cm" svg:x2="15.75cm" svg:y2="6.75cm">
          <text:p/>
        </draw:line>
        <draw:line draw:style-name="gr6" draw:text-style-name="P2" draw:layer="layout" svg:x1="12cm" svg:y1="7.25cm" svg:x2="15.75cm" svg:y2="7.25cm">
          <text:p/>
        </draw:line>
        <draw:line draw:style-name="gr6" draw:text-style-name="P2" draw:layer="layout" svg:x1="12cm" svg:y1="7.75cm" svg:x2="15.75cm" svg:y2="7.75cm">
          <text:p/>
        </draw:line>
        <draw:line draw:style-name="gr6" draw:text-style-name="P2" draw:layer="layout" svg:x1="12cm" svg:y1="8.25cm" svg:x2="15.75cm" svg:y2="8.25cm">
          <text:p/>
        </draw:line>
        <draw:custom-shape draw:style-name="gr7" draw:text-style-name="P6" draw:layer="layout" svg:width="0.5cm" svg:height="0.5cm" svg:x="16cm" svg:y="6.1cm">
          <text:p text:style-name="P5"><text:span text:style-name="T2">S</text:span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cm" svg:height="0.5cm" svg:x="16cm" svg:y="6.6cm">
          <text:p text:style-name="P5"><text:span text:style-name="T2">S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cm" svg:height="0.5cm" svg:x="16cm" svg:y="7.1cm">
          <text:p text:style-name="P5"><text:span text:style-name="T2">S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cm" svg:height="0.5cm" svg:x="16cm" svg:y="7.6cm">
          <text:p text:style-name="P5"><text:span text:style-name="T2">S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cm" svg:height="0.5cm" svg:x="16cm" svg:y="8.1cm">
          <text:p text:style-name="P5"><text:span text:style-name="T2">S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cm" svg:height="0.5cm" svg:x="8.8cm" svg:y="6.5cm">
          <text:p text:style-name="P5"><text:span text:style-name="T2">S</text:span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5cm" svg:height="0.5cm" svg:x="8.8cm" svg:y="7cm">
          <text:p text:style-name="P5"><text:span text:style-name="T2">S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5cm" svg:height="0.5cm" svg:x="8.8cm" svg:y="7.5cm">
          <text:p text:style-name="P5"><text:span text:style-name="T2">S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5cm" svg:height="0.5cm" svg:x="8.8cm" svg:y="8cm">
          <text:p text:style-name="P5"><text:span text:style-name="T2">S</text:span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5cm" svg:height="0.5cm" svg:x="8.8cm" svg:y="8.5cm">
          <text:p text:style-name="P5"><text:span text:style-name="T2">S</text:span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cm" svg:y1="11.9cm" svg:x2="4cm" svg:y2="14.4cm">
          <text:p/>
        </draw:line>
        <draw:line draw:style-name="gr1" draw:text-style-name="P1" draw:layer="layout" svg:x1="4.594cm" svg:y1="11.9cm" svg:x2="4.594cm" svg:y2="14.4cm">
          <text:p/>
        </draw:line>
        <draw:line draw:style-name="gr1" draw:text-style-name="P1" draw:layer="layout" svg:x1="5.188cm" svg:y1="11.9cm" svg:x2="5.188cm" svg:y2="14.4cm">
          <text:p/>
        </draw:line>
        <draw:line draw:style-name="gr1" draw:text-style-name="P1" draw:layer="layout" svg:x1="5.781cm" svg:y1="11.9cm" svg:x2="5.781cm" svg:y2="14.4cm">
          <text:p/>
        </draw:line>
        <draw:line draw:style-name="gr1" draw:text-style-name="P1" draw:layer="layout" svg:x1="6.375cm" svg:y1="11.9cm" svg:x2="6.375cm" svg:y2="14.4cm">
          <text:p/>
        </draw:line>
        <draw:line draw:style-name="gr1" draw:text-style-name="P1" draw:layer="layout" svg:x1="6.969cm" svg:y1="11.9cm" svg:x2="6.969cm" svg:y2="14.4cm">
          <text:p/>
        </draw:line>
        <draw:line draw:style-name="gr1" draw:text-style-name="P1" draw:layer="layout" svg:x1="7.563cm" svg:y1="11.9cm" svg:x2="7.563cm" svg:y2="14.4cm">
          <text:p/>
        </draw:line>
        <draw:line draw:style-name="gr1" draw:text-style-name="P1" draw:layer="layout" svg:x1="8.156cm" svg:y1="11.9cm" svg:x2="8.156cm" svg:y2="14.4cm">
          <text:p/>
        </draw:line>
        <draw:line draw:style-name="gr1" draw:text-style-name="P1" draw:layer="layout" svg:x1="8.75cm" svg:y1="11.9cm" svg:x2="8.75cm" svg:y2="14.4cm">
          <text:p/>
        </draw:line>
        <draw:line draw:style-name="gr2" draw:text-style-name="P2" xml:id="id3" draw:id="id3" draw:layer="layout" svg:x1="4.297cm" svg:y1="12.15cm" svg:x2="4.297cm" svg:y2="14.15cm">
          <text:p/>
        </draw:line>
        <draw:custom-shape draw:style-name="gr7" draw:text-style-name="P6" draw:layer="layout" svg:width="0.5cm" svg:height="0.5cm" svg:x="8.8cm" svg:y="12cm">
          <text:p text:style-name="P5"><text:span text:style-name="T2">S’</text:span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5cm" svg:height="0.5cm" svg:x="8.8cm" svg:y="12.5cm">
          <text:p text:style-name="P5"><text:span text:style-name="T2">S’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5cm" svg:height="0.5cm" svg:x="8.8cm" svg:y="13cm">
          <text:p text:style-name="P5"><text:span text:style-name="T2">S’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5cm" svg:height="0.5cm" svg:x="8.8cm" svg:y="13.5cm">
          <text:p text:style-name="P5"><text:span text:style-name="T2">S’</text:span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5cm" svg:height="0.5cm" svg:x="8.8cm" svg:y="14cm">
          <text:p text:style-name="P5"><text:span text:style-name="T2">S’</text:span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curve" svg:x1="6.375cm" svg:y1="11.4cm" svg:x2="4.297cm" svg:y2="12.15cm" draw:start-shape="id2" draw:start-glue-point="2" draw:end-shape="id3" draw:end-glue-point="0" svg:d="M6375 11400c0 500-692 750-2078 750" svg:viewBox="0 0 2079 7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sana Math" svg:font-family="'Asana Math'" style:font-pitch="variable"/>
    <style:font-face style:name="DejaVu Sans" svg:font-family="'DejaVu Sans'" style:font-family-generic="system" style:font-pitch="variable"/>
    <style:font-face style:name="LM Roman 5" svg:font-family="'LM Roman 5'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1:07:40.985524829</meta:creation-date>
    <dc:date>2025-07-10T16:53:38.277474583</dc:date>
    <meta:editing-duration>PT47M46S</meta:editing-duration>
    <meta:editing-cycles>4</meta:editing-cycles>
    <meta:generator>LibreOffice/24.2.7.2$Linux_X86_64 LibreOffice_project/420$Build-2</meta:generator>
    <meta:document-statistic meta:object-count="56"/>
  </office:meta>
</office:document-meta>
</file>